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fo:font-style="normal" style:font-style-asian="normal" style:font-style-complex="normal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3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Григоренко Дмитрий (30.05.2011)</text:h>
      <text:list xml:id="list992261998" text:style-name="L1">
        <text:list-item>
          <text:p text:style-name="P3"><text:span text:style-name="T1">Создать класс Plate (тарелка), наследующий классу Dishes, характеризующийся свойством на чтение: глубина тарелки в миллиметрах, и одним свойством на чтение и на запись:является ли данная тарелкой вымытой. Предусмотреть конструктор для инициализации полей и метод преобразования к строке. Глубина тарелки не может быть меньше 30 миллиметров.</text:span></text:p>
        </text:list-item>
        <text:list-item>
          <text:p text:style-name="P1">Создать класс PlateShelf (стойка с тарелками), хранящий список тарелок (2ю System.Collections.Generics.LinkedList). В конструкторе задаётся максимальное количество тарелок на стойке. Определить метод для добавления тарелки и для сохранения информации о данной стойке с тарелками в текстовый файл.</text:p>
        </text:list-item>
        <text:list-item>
          <text:p text:style-name="P2"><text:span text:style-name="T1">Добавить в класс PlateShelf метод для заполнения стойки тарелками из данного линейного двусвязного списка тарелок (тип узла списка объявить самостоятельно).</text:span></text:p>
        </text:list-item>
        <text:list-item>
          <text:p text:style-name="P1">Дана строка. Вычислить среднее арифметическое кодов её символов, используя рекурсию. Модифицировать строку запрещаетс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LibreOffice/3.3$Linux LibreOffice_project/330m19$Build-202</meta:generator>
    <dc:date>2011-05-30T00:17:12</dc:date>
    <dc:creator>Artem Pelenitsyn</dc:creator>
    <meta:editing-duration>PT1H58M39S</meta:editing-duration>
    <meta:editing-cycles>21</meta:editing-cycles>
    <meta:document-statistic meta:table-count="0" meta:image-count="0" meta:object-count="0" meta:page-count="1" meta:paragraph-count="5" meta:word-count="121" meta:character-count="950"/>
  </office:meta>
</office:document-meta>
</file>